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/>
          <table:table-cell office:value-type="string" calcext:value-type="string">
            <text:p>N=100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N=1000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style-name="Default"/>
        </table:table-row>
        <table:table-row table:style-name="ro1">
          <table:table-cell office:value-type="string" calcext:value-type="string">
            <text:p>P = 1 (Serial)</text:p>
          </table:table-cell>
          <table:table-cell office:value-type="float" office:value="0.000089" calcext:value-type="float">
            <text:p>8.9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1" calcext:value-type="float">
            <text:p>0.0001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 = 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1.5085" calcext:value-type="float">
            <text:p>1.5085</text:p>
          </table:table-cell>
          <table:table-cell office:value-type="float" office:value="0.75423" calcext:value-type="float">
            <text:p>0.75423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1.8" calcext:value-type="float">
            <text:p>1.8</text:p>
          </table:table-cell>
          <table:table-cell office:value-type="float" office:value="0.902" calcext:value-type="float">
            <text:p>0.902</text:p>
          </table:table-cell>
          <table:table-cell/>
        </table:table-row>
        <table:table-row table:style-name="ro1">
          <table:table-cell office:value-type="string" calcext:value-type="string">
            <text:p>P = 4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4833" calcext:value-type="float">
            <text:p>1.4833</text:p>
          </table:table-cell>
          <table:table-cell office:value-type="float" office:value="0.37083" calcext:value-type="float">
            <text:p>0.3708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1.964" calcext:value-type="float">
            <text:p>1.964</text:p>
          </table:table-cell>
          <table:table-cell office:value-type="float" office:value="0.49107" calcext:value-type="float">
            <text:p>0.49107</text:p>
          </table:table-cell>
          <table:table-cell/>
        </table:table-row>
        <table:table-row table:style-name="ro1">
          <table:table-cell office:value-type="string" calcext:value-type="string">
            <text:p>P = 8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1.03488" calcext:value-type="float">
            <text:p>1.03488</text:p>
          </table:table-cell>
          <table:table-cell office:value-type="float" office:value="0.12936" calcext:value-type="float">
            <text:p>0.12936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1.46667" calcext:value-type="float">
            <text:p>1.46667</text:p>
          </table:table-cell>
          <table:table-cell office:value-type="float" office:value="0.18333" calcext:value-type="float">
            <text:p>0.18333</text:p>
          </table:table-cell>
          <table:table-cell/>
        </table:table-row>
        <table:table-row table:style-name="ro1">
          <table:table-cell office:value-type="string" calcext:value-type="string">
            <text:p>P = 12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05676" calcext:value-type="float">
            <text:p>0.05676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1.1458" calcext:value-type="float">
            <text:p>1.1458</text:p>
          </table:table-cell>
          <table:table-cell office:value-type="float" office:value="0.0954" calcext:value-type="float">
            <text:p>0.0954</text:p>
          </table:table-cell>
          <table:table-cell/>
        </table:table-row>
        <table:table-row table:style-name="ro1">
          <table:table-cell office:value-type="string" calcext:value-type="string">
            <text:p>P = 32</text:p>
          </table:table-cell>
          <table:table-cell office:value-type="float" office:value="0.083409" calcext:value-type="float">
            <text:p>0.083409</text:p>
          </table:table-cell>
          <table:table-cell office:value-type="string" calcext:value-type="string">
            <text:p>1.067*10^-3</text:p>
          </table:table-cell>
          <table:table-cell office:value-type="string" calcext:value-type="string">
            <text:p>3.3344*10^-5</text:p>
          </table:table-cell>
          <table:table-cell office:value-type="float" office:value="0.145033" calcext:value-type="float">
            <text:p>0.145033</text:p>
          </table:table-cell>
          <table:table-cell office:value-type="string" calcext:value-type="string">
            <text:p>7.584*10^-3</text:p>
          </table:table-cell>
          <table:table-cell office:value-type="string" calcext:value-type="string">
            <text:p>2.370*10^-5</text:p>
          </table:table-cell>
          <table:table-cell/>
        </table:table-row>
        <table:table-row table:style-name="ro1">
          <table:table-cell office:value-type="string" calcext:value-type="string">
            <text:p>P = 64</text:p>
          </table:table-cell>
          <table:table-cell office:value-type="float" office:value="0.208959" calcext:value-type="float">
            <text:p>0.208959</text:p>
          </table:table-cell>
          <table:table-cell office:value-type="string" calcext:value-type="string">
            <text:p>4.2582*10^-4</text:p>
          </table:table-cell>
          <table:table-cell office:value-type="string" calcext:value-type="string">
            <text:p>6.655*10^-6</text:p>
          </table:table-cell>
          <table:table-cell office:value-type="float" office:value="0.177808" calcext:value-type="float">
            <text:p>0.177808</text:p>
          </table:table-cell>
          <table:table-cell office:value-type="string" calcext:value-type="string">
            <text:p>6.186*10^-4</text:p>
          </table:table-cell>
          <table:table-cell office:value-type="string" calcext:value-type="string">
            <text:p>9.666*10^-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7:23:54.170245442</meta:creation-date>
    <dc:date>2022-05-29T17:31:45.383337481</dc:date>
    <meta:editing-duration>PT7M51S</meta:editing-duration>
    <meta:editing-cycles>1</meta:editing-cycles>
    <meta:document-statistic meta:table-count="1" meta:cell-count="55" meta:object-count="0"/>
    <meta:generator>LibreOffice/6.4.7.2$Linux_X86_64 LibreOffice_project/40$Build-2</meta:generator>
  </office:meta>
</office:document-meta>
</file>